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officeooo:rsid="000e9072" officeooo:paragraph-rsid="000e9072"/>
    </style:style>
    <style:style style:name="P2" style:family="paragraph" style:parent-style-name="Preformatted_20_Text">
      <style:text-properties officeooo:rsid="000e9072" officeooo:paragraph-rsid="000e9072"/>
    </style:style>
    <style:style style:name="P3" style:family="paragraph" style:parent-style-name="Preformatted_20_Text">
      <style:text-properties officeooo:rsid="0012b6cd" officeooo:paragraph-rsid="0012b6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uan Pablo Moreno Ortiz</text:p>
      <text:p text:style-name="P3">Maestría en Ingeniería Biomédica</text:p>
      <text:p text:style-name="P3">201310141</text:p>
      <text:p text:style-name="P1"/>
      <text:p text:style-name="P1"># Hybrid images</text:p>
      <text:p text:style-name="P1"/>
      <text:p text:style-name="P1">### Filtering</text:p>
      <text:p text:style-name="P1"/>
      <text:p text:style-name="P1">Use [imfilter](http://www.mathworks.com/help/images/ref/imfilter.html) to apply a low pass filter to one image.</text:p>
      <text:p text:style-name="P1">For creating the high-pass filtered image, apply a low pass filter to it, and then substract it from the original image. Mathematically: *Y = X - f(X)* , where *X* is the input image and *f* is the low pass filter. Note that this image will contain negative values.</text:p>
      <text:p text:style-name="P1"/>
      <text:p text:style-name="P1">Look at the [fft](http://www.mathworks.com/help/matlab/ref/fft2.html) and [dct](http://www.mathworks.com/help/images/ref/dct2.html) transforms of</text:p>
      <text:p text:style-name="P1"/>
      <text:p text:style-name="P1">- The original images</text:p>
      <text:p text:style-name="P1">- The filter </text:p>
      <text:p text:style-name="P1">- The filtered images</text:p>
      <text:p text:style-name="P1"/>
      <text:p text:style-name="P1">### Summing the images</text:p>
      <text:p text:style-name="P1"/>
      <text:p text:style-name="P1">The hybrid image is composed by adding the two filtered images. The full formula would be</text:p>
      <text:p text:style-name="P1"/>
      <text:p text:style-name="P1">*H = f1(X1) + (X2 - f2(X2) )*</text:p>
      <text:p text:style-name="P1"/>
      <text:p text:style-name="P1">Where *f1* and *f2* are low pass filters, and *X1* and *X2* are the input images. Notice that the effect depends on the cut-off frequencies of both filters (see figure 5 of the [Hybrid Images paper](http://cvcl.mit.edu/publications/OlivaTorralb_Hybrid_Siggraph06.pdf)). Additionally, you may scale the amplitude of one of the images to reduce or increase its impact. Play with this parameters to get a good Hybrid Image.</text:p>
      <text:p text:style-name="P1"/>
      <text:p text:style-name="P1">- Upload the full matlab script used to generate the image to the repository</text:p>
      <text:p text:style-name="P1">- Upload the final image to the repository</text:p>
      <text:p text:style-name="P1"/>
      <text:p text:style-name="P1">### Visualization</text:p>
      <text:p text:style-name="P1"/>
      <text:p text:style-name="P1">In order to simulate how the image will look from different distances we can use a pyramid (see figure at the bottom of http://cs.brown.edu/courses/cs143/proj1/ ).</text:p>
      <text:p text:style-name="P1"/>
      <text:p text:style-name="P1">- Create such a visualization for your image</text:p>
      <text:p text:style-name="P1">- Upload it to the repository</text:p>
      <text:p text:style-name="P1"/>
      <text:p text:style-name="P1">## Homework</text:p>
      <text:p text:style-name="P1"/>
      <text:p text:style-name="P1">Create a hybrid image based on images from your own collections. The more original the better. Some ideas are</text:p>
      <text:p text:style-name="P1"/>
      <text:p text:style-name="P1">- You or people you know</text:p>
      <text:p text:style-name="P1">- Pets</text:p>
      <text:p text:style-name="P1">- Pictures of the university or the city</text:p>
      <text:p text:style-name="P1">- Pictures of places you have visited (preferably in Colombia)</text:p>
      <text:p text:style-name="P1">- Be creative</text:p>
      <text:p text:style-name="P1">- Avoid images downloaded from internet</text:p>
      <text:p text:style-name="P1"/>
      <text:p text:style-name="P1"><text:soft-page-break/>Notice that you will have to align the images to increase the effect. To do this you may use image edition software like gimp or photoshop. You are free to do any additional processing that you want in order to increase the effect.</text:p>
      <text:p text:style-name="P1"/>
      <text:p text:style-name="P1">Finally, upload to the repository </text:p>
      <text:p text:style-name="P1"/>
      <text:p text:style-name="P1">- The original images</text:p>
      <text:p text:style-name="P1">- The final hybrid image</text:p>
      <text:p text:style-name="P1">- The pyramid</text:p>
      <text:p text:style-name="P1">- The code you used</text:p>
      <text:p text:style-name="P1"/>
      <text:p text:style-name="P1">**DUE**: 3 /3 /2015 ; 8:00 a.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Windows_x86 LibreOffice_project/3a87456aaa6a95c63eea1c1b3201acedf0751bd5</meta:generator>
    <dc:date>2015-03-03T00:11:40.617000000</dc:date>
    <meta:editing-duration>PT2H44M58S</meta:editing-duration>
    <meta:editing-cycles>2</meta:editing-cycles>
    <meta:document-statistic meta:table-count="0" meta:image-count="0" meta:object-count="0" meta:page-count="2" meta:paragraph-count="36" meta:word-count="375" meta:character-count="2277" meta:non-whitespace-character-count="1935"/>
  </office:meta>
</office:document-meta>
</file>